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3.359">
            <text:p>13.359</text:p>
          </table:table-cell>
          <table:table-cell office:value-type="float" office:value="1112">
            <text:p>1112</text:p>
          </table:table-cell>
          <table:table-cell office:value-type="float" office:value="102.43">
            <text:p>102.4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3.832">
            <text:p>13.832</text:p>
          </table:table-cell>
          <table:table-cell office:value-type="float" office:value="1261">
            <text:p>1261</text:p>
          </table:table-cell>
          <table:table-cell office:value-type="float" office:value="108.227">
            <text:p>108.22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3">
            <text:p>63</text:p>
          </table:table-cell>
          <table:table-cell office:value-type="float" office:value="14.4">
            <text:p>14.4</text:p>
          </table:table-cell>
          <table:table-cell office:value-type="float" office:value="1261">
            <text:p>1261</text:p>
          </table:table-cell>
          <table:table-cell office:value-type="float" office:value="112.041">
            <text:p>112.0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3">
            <text:p>73</text:p>
          </table:table-cell>
          <table:table-cell office:value-type="float" office:value="14.955">
            <text:p>14.955</text:p>
          </table:table-cell>
          <table:table-cell office:value-type="float" office:value="1261">
            <text:p>1261</text:p>
          </table:table-cell>
          <table:table-cell office:value-type="float" office:value="118.299">
            <text:p>118.29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8">
            <text:p>78</text:p>
          </table:table-cell>
          <table:table-cell office:value-type="float" office:value="15.58">
            <text:p>15.58</text:p>
          </table:table-cell>
          <table:table-cell office:value-type="float" office:value="2098">
            <text:p>2098</text:p>
          </table:table-cell>
          <table:table-cell office:value-type="float" office:value="126.894">
            <text:p>126.89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87">
            <text:p>87</text:p>
          </table:table-cell>
          <table:table-cell office:value-type="float" office:value="16.223">
            <text:p>16.223</text:p>
          </table:table-cell>
          <table:table-cell office:value-type="float" office:value="2098">
            <text:p>2098</text:p>
          </table:table-cell>
          <table:table-cell office:value-type="float" office:value="135.297">
            <text:p>135.29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4">
            <text:p>94</text:p>
          </table:table-cell>
          <table:table-cell office:value-type="float" office:value="16.889">
            <text:p>16.889</text:p>
          </table:table-cell>
          <table:table-cell office:value-type="float" office:value="2363">
            <text:p>2363</text:p>
          </table:table-cell>
          <table:table-cell office:value-type="float" office:value="143.942">
            <text:p>143.94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4">
            <text:p>104</text:p>
          </table:table-cell>
          <table:table-cell office:value-type="float" office:value="17.599">
            <text:p>17.599</text:p>
          </table:table-cell>
          <table:table-cell office:value-type="float" office:value="3368">
            <text:p>3368</text:p>
          </table:table-cell>
          <table:table-cell office:value-type="float" office:value="154.331">
            <text:p>154.331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13">
            <text:p>113</text:p>
          </table:table-cell>
          <table:table-cell office:value-type="float" office:value="18.286">
            <text:p>18.286</text:p>
          </table:table-cell>
          <table:table-cell office:value-type="float" office:value="3368">
            <text:p>3368</text:p>
          </table:table-cell>
          <table:table-cell office:value-type="float" office:value="165.697">
            <text:p>165.697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15">
            <text:p>115</text:p>
          </table:table-cell>
          <table:table-cell office:value-type="float" office:value="18.909">
            <text:p>18.909</text:p>
          </table:table-cell>
          <table:table-cell office:value-type="float" office:value="3368">
            <text:p>3368</text:p>
          </table:table-cell>
          <table:table-cell office:value-type="float" office:value="176.79">
            <text:p>176.79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9">
            <text:p>119</text:p>
          </table:table-cell>
          <table:table-cell office:value-type="float" office:value="19.599">
            <text:p>19.599</text:p>
          </table:table-cell>
          <table:table-cell office:value-type="float" office:value="5913">
            <text:p>5913</text:p>
          </table:table-cell>
          <table:table-cell office:value-type="float" office:value="187.939">
            <text:p>187.939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39">
            <text:p>139</text:p>
          </table:table-cell>
          <table:table-cell office:value-type="float" office:value="20.316">
            <text:p>20.316</text:p>
          </table:table-cell>
          <table:table-cell office:value-type="float" office:value="5913">
            <text:p>5913</text:p>
          </table:table-cell>
          <table:table-cell office:value-type="float" office:value="199.365">
            <text:p>199.365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43">
            <text:p>143</text:p>
          </table:table-cell>
          <table:table-cell office:value-type="float" office:value="21.001">
            <text:p>21.001</text:p>
          </table:table-cell>
          <table:table-cell office:value-type="float" office:value="10528">
            <text:p>10528</text:p>
          </table:table-cell>
          <table:table-cell office:value-type="float" office:value="213.125">
            <text:p>213.125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43">
            <text:p>143</text:p>
          </table:table-cell>
          <table:table-cell office:value-type="float" office:value="21.66">
            <text:p>21.66</text:p>
          </table:table-cell>
          <table:table-cell office:value-type="float" office:value="10528">
            <text:p>10528</text:p>
          </table:table-cell>
          <table:table-cell office:value-type="float" office:value="225.214">
            <text:p>225.214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61">
            <text:p>161</text:p>
          </table:table-cell>
          <table:table-cell office:value-type="float" office:value="22.362">
            <text:p>22.362</text:p>
          </table:table-cell>
          <table:table-cell office:value-type="float" office:value="10528">
            <text:p>10528</text:p>
          </table:table-cell>
          <table:table-cell office:value-type="float" office:value="238.112">
            <text:p>238.112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72">
            <text:p>172</text:p>
          </table:table-cell>
          <table:table-cell office:value-type="float" office:value="23.089">
            <text:p>23.089</text:p>
          </table:table-cell>
          <table:table-cell office:value-type="float" office:value="21088">
            <text:p>21088</text:p>
          </table:table-cell>
          <table:table-cell office:value-type="float" office:value="253.426">
            <text:p>253.426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85">
            <text:p>185</text:p>
          </table:table-cell>
          <table:table-cell office:value-type="float" office:value="23.856">
            <text:p>23.856</text:p>
          </table:table-cell>
          <table:table-cell office:value-type="float" office:value="21088">
            <text:p>21088</text:p>
          </table:table-cell>
          <table:table-cell office:value-type="float" office:value="268.341">
            <text:p>268.341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94">
            <text:p>194</text:p>
          </table:table-cell>
          <table:table-cell office:value-type="float" office:value="24.597">
            <text:p>24.597</text:p>
          </table:table-cell>
          <table:table-cell office:value-type="float" office:value="21088">
            <text:p>21088</text:p>
          </table:table-cell>
          <table:table-cell office:value-type="float" office:value="283.794">
            <text:p>283.794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97">
            <text:p>197</text:p>
          </table:table-cell>
          <table:table-cell office:value-type="float" office:value="25.388">
            <text:p>25.388</text:p>
          </table:table-cell>
          <table:table-cell office:value-type="float" office:value="32877">
            <text:p>32877</text:p>
          </table:table-cell>
          <table:table-cell office:value-type="float" office:value="300.042">
            <text:p>300.042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232">
            <text:p>232</text:p>
          </table:table-cell>
          <table:table-cell office:value-type="float" office:value="26.218">
            <text:p>26.218</text:p>
          </table:table-cell>
          <table:table-cell office:value-type="float" office:value="32877">
            <text:p>32877</text:p>
          </table:table-cell>
          <table:table-cell office:value-type="float" office:value="315.402">
            <text:p>315.402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50">
            <text:p>250</text:p>
          </table:table-cell>
          <table:table-cell office:value-type="float" office:value="27.06">
            <text:p>27.06</text:p>
          </table:table-cell>
          <table:table-cell office:value-type="float" office:value="32877">
            <text:p>32877</text:p>
          </table:table-cell>
          <table:table-cell office:value-type="float" office:value="331.424">
            <text:p>331.424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50">
            <text:p>250</text:p>
          </table:table-cell>
          <table:table-cell office:value-type="float" office:value="27.825">
            <text:p>27.825</text:p>
          </table:table-cell>
          <table:table-cell office:value-type="float" office:value="57477">
            <text:p>57477</text:p>
          </table:table-cell>
          <table:table-cell office:value-type="float" office:value="348.958">
            <text:p>348.958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56">
            <text:p>256</text:p>
          </table:table-cell>
          <table:table-cell office:value-type="float" office:value="28.613">
            <text:p>28.613</text:p>
          </table:table-cell>
          <table:table-cell office:value-type="float" office:value="57477">
            <text:p>57477</text:p>
          </table:table-cell>
          <table:table-cell office:value-type="float" office:value="366.477">
            <text:p>366.477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75">
            <text:p>275</text:p>
          </table:table-cell>
          <table:table-cell office:value-type="float" office:value="29.396">
            <text:p>29.396</text:p>
          </table:table-cell>
          <table:table-cell office:value-type="float" office:value="57562">
            <text:p>57562</text:p>
          </table:table-cell>
          <table:table-cell office:value-type="float" office:value="384.735">
            <text:p>384.735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83">
            <text:p>283</text:p>
          </table:table-cell>
          <table:table-cell office:value-type="float" office:value="30.218">
            <text:p>30.218</text:p>
          </table:table-cell>
          <table:table-cell office:value-type="float" office:value="101241">
            <text:p>101241</text:p>
          </table:table-cell>
          <table:table-cell office:value-type="float" office:value="404.062">
            <text:p>404.062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91">
            <text:p>291</text:p>
          </table:table-cell>
          <table:table-cell office:value-type="float" office:value="31.066">
            <text:p>31.066</text:p>
          </table:table-cell>
          <table:table-cell office:value-type="float" office:value="101241">
            <text:p>101241</text:p>
          </table:table-cell>
          <table:table-cell office:value-type="float" office:value="424.404">
            <text:p>424.404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99">
            <text:p>299</text:p>
          </table:table-cell>
          <table:table-cell office:value-type="float" office:value="31.94">
            <text:p>31.94</text:p>
          </table:table-cell>
          <table:table-cell office:value-type="float" office:value="101241">
            <text:p>101241</text:p>
          </table:table-cell>
          <table:table-cell office:value-type="float" office:value="444.824">
            <text:p>444.824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313">
            <text:p>313</text:p>
          </table:table-cell>
          <table:table-cell office:value-type="float" office:value="32.836">
            <text:p>32.836</text:p>
          </table:table-cell>
          <table:table-cell office:value-type="float" office:value="177815">
            <text:p>177815</text:p>
          </table:table-cell>
          <table:table-cell office:value-type="float" office:value="466.203">
            <text:p>466.203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344">
            <text:p>344</text:p>
          </table:table-cell>
          <table:table-cell office:value-type="float" office:value="33.793">
            <text:p>33.793</text:p>
          </table:table-cell>
          <table:table-cell office:value-type="float" office:value="177815">
            <text:p>177815</text:p>
          </table:table-cell>
          <table:table-cell office:value-type="float" office:value="487.885">
            <text:p>487.885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358">
            <text:p>358</text:p>
          </table:table-cell>
          <table:table-cell office:value-type="float" office:value="34.737">
            <text:p>34.737</text:p>
          </table:table-cell>
          <table:table-cell office:value-type="float" office:value="308954">
            <text:p>308954</text:p>
          </table:table-cell>
          <table:table-cell office:value-type="float" office:value="512.081">
            <text:p>512.081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81">
            <text:p>381</text:p>
          </table:table-cell>
          <table:table-cell office:value-type="float" office:value="35.725">
            <text:p>35.725</text:p>
          </table:table-cell>
          <table:table-cell office:value-type="float" office:value="308954">
            <text:p>308954</text:p>
          </table:table-cell>
          <table:table-cell office:value-type="float" office:value="535.098">
            <text:p>535.098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98">
            <text:p>398</text:p>
          </table:table-cell>
          <table:table-cell office:value-type="float" office:value="36.656">
            <text:p>36.656</text:p>
          </table:table-cell>
          <table:table-cell office:value-type="float" office:value="308954">
            <text:p>308954</text:p>
          </table:table-cell>
          <table:table-cell office:value-type="float" office:value="559.218">
            <text:p>559.218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98">
            <text:p>398</text:p>
          </table:table-cell>
          <table:table-cell office:value-type="float" office:value="37.609">
            <text:p>37.609</text:p>
          </table:table-cell>
          <table:table-cell office:value-type="float" office:value="537123">
            <text:p>537123</text:p>
          </table:table-cell>
          <table:table-cell office:value-type="float" office:value="584.583">
            <text:p>584.583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408">
            <text:p>408</text:p>
          </table:table-cell>
          <table:table-cell office:value-type="float" office:value="38.575">
            <text:p>38.575</text:p>
          </table:table-cell>
          <table:table-cell office:value-type="float" office:value="537123">
            <text:p>537123</text:p>
          </table:table-cell>
          <table:table-cell office:value-type="float" office:value="608.895">
            <text:p>608.895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441">
            <text:p>441</text:p>
          </table:table-cell>
          <table:table-cell office:value-type="float" office:value="39.505">
            <text:p>39.505</text:p>
          </table:table-cell>
          <table:table-cell office:value-type="float" office:value="537123">
            <text:p>537123</text:p>
          </table:table-cell>
          <table:table-cell office:value-type="float" office:value="634.155">
            <text:p>634.155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448">
            <text:p>448</text:p>
          </table:table-cell>
          <table:table-cell office:value-type="float" office:value="40.481">
            <text:p>40.481</text:p>
          </table:table-cell>
          <table:table-cell office:value-type="float" office:value="936107">
            <text:p>936107</text:p>
          </table:table-cell>
          <table:table-cell office:value-type="float" office:value="661.067">
            <text:p>661.067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465">
            <text:p>465</text:p>
          </table:table-cell>
          <table:table-cell office:value-type="float" office:value="41.519">
            <text:p>41.519</text:p>
          </table:table-cell>
          <table:table-cell office:value-type="float" office:value="936107">
            <text:p>936107</text:p>
          </table:table-cell>
          <table:table-cell office:value-type="float" office:value="687.781">
            <text:p>687.781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480">
            <text:p>480</text:p>
          </table:table-cell>
          <table:table-cell office:value-type="float" office:value="42.583">
            <text:p>42.583</text:p>
          </table:table-cell>
          <table:table-cell office:value-type="float" office:value="936107">
            <text:p>936107</text:p>
          </table:table-cell>
          <table:table-cell office:value-type="float" office:value="715.15">
            <text:p>715.15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4:01:0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3:58:39.49</meta:creation-date>
    <dc:date>2018-12-27T14:01:04.72</dc:date>
    <dc:creator>Martin Dvorak</dc:creator>
    <meta:editing-duration>PT2M25S</meta:editing-duration>
    <meta:editing-cycles>2</meta:editing-cycles>
    <meta:generator>OpenOffice/4.1.5$Win32 OpenOffice.org_project/415m1$Build-9789</meta:generator>
    <meta:document-statistic meta:table-count="3" meta:cell-count="228" meta:object-count="0"/>
  </office:meta>
</office:document-meta>
</file>